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1b548e" officeooo:paragraph-rsid="001b548e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b548e" officeooo:paragraph-rsid="001b548e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cef73" officeooo:paragraph-rsid="001cef73"/>
    </style:style>
    <style:style style:name="T1" style:family="text">
      <style:text-properties officeooo:rsid="001cef73"/>
    </style:style>
    <style:style style:name="T2" style:family="text">
      <style:text-properties fo:font-family="'Liberation Serif'" style:font-family-generic="roman"/>
    </style:style>
    <style:style style:name="T3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 Web pour Orion Fox</text:p>
      <text:p text:style-name="P2"/>
      <text:p text:style-name="P2">Quoi ajouter dessus ?</text:p>
      <text:p text:style-name="P2"/>
      <text:p text:style-name="P2">- FAQ</text:p>
      <text:p text:style-name="P2">=======================</text:p>
      <text:p text:style-name="P2">[1] Qu’est ce qu’est Orion Fox ?</text:p>
      <text:p text:style-name="P2">[2] Qui suis je ?</text:p>
      <text:p text:style-name="P2">[3] Comment me contacter ?</text:p>
      <text:p text:style-name="P2">[4] Quels jeux on a fait ?</text:p>
      <text:p text:style-name="P2">[5] Catégorie de jeux prévues</text:p>
      <text:p text:style-name="P2">[6] Pourquoi le nom Orion Fox ?</text:p>
      <text:p text:style-name="P2">[7] Pourquoi vouloir créer des jeux vidéos ?</text:p>
      <text:p text:style-name="P2">[8] Ou sommes nous ?</text:p>
      <text:p text:style-name="P2">=======================</text:p>
      <text:p text:style-name="P2"/>
      <text:p text:style-name="P2">- Logo Orion Fox</text:p>
      <text:p text:style-name="P2">=======================</text:p>
      <text:p text:style-name="P2">=======================</text:p>
      <text:p text:style-name="P2"/>
      <text:p text:style-name="P2">- <text:span text:style-name="T1">Copyright de la page</text:span></text:p>
      <text:p text:style-name="P3">=======================</text:p>
      <text:p text:style-name="P3"><text:span text:style-name="T2">©</text:span><text:span text:style-name="T3">2026 Orion Fox. Tout droits réserv</text:span><text:span text:style-name="T2">é</text:span><text:span text:style-name="T3">s. </text:span></text:p>
      <text:p text:style-name="P3">=======================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0T23:11:41.308182500</meta:creation-date>
    <dc:date>2026-02-11T00:08:17.282684600</dc:date>
    <meta:editing-duration>PT34M18S</meta:editing-duration>
    <meta:editing-cycles>1</meta:editing-cycles>
    <meta:document-statistic meta:table-count="0" meta:image-count="0" meta:object-count="0" meta:page-count="1" meta:paragraph-count="20" meta:word-count="81" meta:character-count="489" meta:non-whitespace-character-count="427"/>
    <meta:generator>LibreOffice/25.8.3.2$Windows_X86_64 LibreOffice_project/8ca8d55c161d602844f5428fa4b58097424e324e</meta:generator>
  </office:meta>
</office:document-meta>
</file>